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799in"/>
    </style:style>
    <style:style style:name="co3" style:family="table-column">
      <style:table-column-properties fo:break-before="auto" style:column-width="2.8075in"/>
    </style:style>
    <style:style style:name="co5" style:family="table-column">
      <style:table-column-properties fo:break-before="auto" style:column-width="2.6437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063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33% 58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4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2">
          <table:table-cell/>
          <table:table-cell table:style-name="ce1" office:value-type="string">
            <text:p>1<text:span text:style-name="T1">st</text:span><text:span text:style-name="T2"> eigenvalue</text:span></text:p>
          </table:table-cell>
          <table:table-cell office:value-type="string">
            <text:p>Comment</text:p>
          </table:table-cell>
        </table:table-row>
        <table:table-row table:style-name="ro3">
          <table:table-cell office:value-type="string">
            <text:p>N=10</text:p>
          </table:table-cell>
          <table:table-cell table:style-name="ce1" office:value-type="float" office:value="2200384.82250415">
            <text:p>2200384.82250415</text:p>
          </table:table-cell>
          <table:table-cell office:value-type="string">
            <text:p>Definitely convergent for 7 s.f.</text:p>
          </table:table-cell>
        </table:table-row>
        <table:table-row table:style-name="ro2">
          <table:table-cell office:value-type="string">
            <text:p>N=20</text:p>
          </table:table-cell>
          <table:table-cell office:value-type="float" office:value="2200384.67661022">
            <text:p>2200384.67661022</text:p>
          </table:table-cell>
          <table:table-cell office:value-type="string">
            <text:p>Converge for 11 s.f. as N increases </text:p>
          </table:table-cell>
        </table:table-row>
        <table:table-row table:style-name="ro3">
          <table:table-cell office:value-type="string">
            <text:p>N=30</text:p>
          </table:table-cell>
          <table:table-cell office:value-type="float" office:value="2200384.67236224">
            <text:p>2200384.67236224</text:p>
          </table:table-cell>
          <table:table-cell/>
        </table:table-row>
        <table:table-row table:style-name="ro3">
          <table:table-cell office:value-type="string">
            <text:p>N=40</text:p>
          </table:table-cell>
          <table:table-cell office:value-type="float" office:value="2200384.69590345">
            <text:p>2200384.69590345</text:p>
          </table:table-cell>
          <table:table-cell/>
        </table:table-row>
        <table:table-row table:style-name="ro3">
          <table:table-cell office:value-type="string">
            <text:p>N=50</text:p>
          </table:table-cell>
          <table:table-cell office:value-type="float" office:value="2200384.65388931">
            <text:p>2200384.65388931</text:p>
          </table:table-cell>
          <table:table-cell/>
        </table:table-row>
        <table:table-row table:style-name="ro3">
          <table:table-cell office:value-type="string">
            <text:p>N=60</text:p>
          </table:table-cell>
          <table:table-cell office:value-type="float" office:value="2200384.67670974">
            <text:p>2200384.67670974</text:p>
          </table:table-cell>
          <table:table-cell/>
        </table:table-row>
        <table:table-row table:style-name="ro3">
          <table:table-cell office:value-type="string">
            <text:p>N=70</text:p>
          </table:table-cell>
          <table:table-cell office:value-type="float" office:value="2200384.67657889">
            <text:p>2200384.67657889</text:p>
          </table:table-cell>
          <table:table-cell/>
        </table:table-row>
        <table:table-row table:style-name="ro3">
          <table:table-cell office:value-type="string">
            <text:p>N=80</text:p>
          </table:table-cell>
          <table:table-cell office:value-type="float" office:value="2200384.67659985">
            <text:p>2200384.67659985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/>
          <table:table-cell office:value-type="string">
            <text:p>6<text:span text:style-name="T1">th</text:span><text:span text:style-name="T2"> eigenvalue</text:span></text:p>
          </table:table-cell>
          <table:table-cell/>
        </table:table-row>
        <table:table-row table:style-name="ro3">
          <table:table-cell office:value-type="string">
            <text:p>N=10</text:p>
          </table:table-cell>
          <table:table-cell office:value-type="float" office:value="8887005.59716175">
            <text:p>8887005.59716175</text:p>
          </table:table-cell>
          <table:table-cell office:value-type="string">
            <text:p>N=10 produce very different values</text:p>
          </table:table-cell>
        </table:table-row>
        <table:table-row table:style-name="ro3">
          <table:table-cell office:value-type="string">
            <text:p>N=20</text:p>
          </table:table-cell>
          <table:table-cell office:value-type="float" office:value="8801538.66966275">
            <text:p>8801538.66966275</text:p>
          </table:table-cell>
          <table:table-cell office:value-type="string">
            <text:p>Definitely convergent for 7 s.f.</text:p>
          </table:table-cell>
        </table:table-row>
        <table:table-row table:style-name="ro2">
          <table:table-cell office:value-type="string">
            <text:p>N=30</text:p>
          </table:table-cell>
          <table:table-cell office:value-type="float" office:value="8801538.70643435">
            <text:p>8801538.70643435</text:p>
          </table:table-cell>
          <table:table-cell office:value-type="string">
            <text:p>Converge for 10 s.f. as N increases </text:p>
          </table:table-cell>
        </table:table-row>
        <table:table-row table:style-name="ro3">
          <table:table-cell office:value-type="string">
            <text:p>N=40</text:p>
          </table:table-cell>
          <table:table-cell office:value-type="float" office:value="8801538.70584495">
            <text:p>8801538.70584495</text:p>
          </table:table-cell>
          <table:table-cell/>
        </table:table-row>
        <table:table-row table:style-name="ro3">
          <table:table-cell office:value-type="string">
            <text:p>N=50</text:p>
          </table:table-cell>
          <table:table-cell office:value-type="float" office:value="8801538.70195905">
            <text:p>8801538.70195905</text:p>
          </table:table-cell>
          <table:table-cell/>
        </table:table-row>
        <table:table-row table:style-name="ro3">
          <table:table-cell office:value-type="string">
            <text:p>N=60</text:p>
          </table:table-cell>
          <table:table-cell office:value-type="float" office:value="8801538.70643069">
            <text:p>8801538.70643069</text:p>
          </table:table-cell>
          <table:table-cell/>
        </table:table-row>
        <table:table-row table:style-name="ro3">
          <table:table-cell office:value-type="string">
            <text:p>N=70</text:p>
          </table:table-cell>
          <table:table-cell office:value-type="float" office:value="8801538.70641986">
            <text:p>8801538.70641986</text:p>
          </table:table-cell>
          <table:table-cell/>
        </table:table-row>
        <table:table-row table:style-name="ro3">
          <table:table-cell office:value-type="string">
            <text:p>N=80</text:p>
          </table:table-cell>
          <table:table-cell office:value-type="float" office:value="8801538.70628016">
            <text:p>8801538.70628016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/>
          <table:table-cell office:value-type="string">
            <text:p>8<text:span text:style-name="T1">th</text:span><text:span text:style-name="T2"> eigenvalue</text:span></text:p>
          </table:table-cell>
          <table:table-cell/>
        </table:table-row>
        <table:table-row table:style-name="ro3">
          <table:table-cell office:value-type="string">
            <text:p>N=10</text:p>
          </table:table-cell>
          <table:table-cell office:value-type="float" office:value="12857008.922587">
            <text:p>12857008.922587</text:p>
          </table:table-cell>
          <table:table-cell office:value-type="string">
            <text:p>N=10 produce very different values</text:p>
          </table:table-cell>
        </table:table-row>
        <table:table-row table:style-name="ro3">
          <table:table-cell office:value-type="string">
            <text:p>N=20</text:p>
          </table:table-cell>
          <table:table-cell office:value-type="float" office:value="12868018.1535346">
            <text:p>12868018.1535346</text:p>
          </table:table-cell>
          <table:table-cell office:value-type="string">
            <text:p>Definitely convergent for 10 s.f.</text:p>
          </table:table-cell>
        </table:table-row>
        <table:table-row table:style-name="ro2">
          <table:table-cell office:value-type="string">
            <text:p>N=30</text:p>
          </table:table-cell>
          <table:table-cell office:value-type="float" office:value="12868018.1537572">
            <text:p>12868018.1537572</text:p>
          </table:table-cell>
          <table:table-cell office:value-type="string">
            <text:p>Converge for 12 s.f. as N increases </text:p>
          </table:table-cell>
        </table:table-row>
        <table:table-row table:style-name="ro3">
          <table:table-cell office:value-type="string">
            <text:p>N=40</text:p>
          </table:table-cell>
          <table:table-cell office:value-type="float" office:value="12868018.1534446">
            <text:p>12868018.1534446</text:p>
          </table:table-cell>
          <table:table-cell/>
        </table:table-row>
        <table:table-row table:style-name="ro3">
          <table:table-cell office:value-type="string">
            <text:p>N=50</text:p>
          </table:table-cell>
          <table:table-cell office:value-type="float" office:value="12868018.1577638">
            <text:p>12868018.1577638</text:p>
          </table:table-cell>
          <table:table-cell/>
        </table:table-row>
        <table:table-row table:style-name="ro3">
          <table:table-cell office:value-type="string">
            <text:p>N=60</text:p>
          </table:table-cell>
          <table:table-cell office:value-type="float" office:value="12868018.1534468">
            <text:p>12868018.1534468</text:p>
          </table:table-cell>
          <table:table-cell/>
        </table:table-row>
        <table:table-row table:style-name="ro3">
          <table:table-cell office:value-type="string">
            <text:p>N=70</text:p>
          </table:table-cell>
          <table:table-cell office:value-type="float" office:value="12868018.1534065">
            <text:p>12868018.1534065</text:p>
          </table:table-cell>
          <table:table-cell/>
        </table:table-row>
        <table:table-row table:style-name="ro3">
          <table:table-cell office:value-type="string">
            <text:p>N=80</text:p>
          </table:table-cell>
          <table:table-cell office:value-type="float" office:value="12868018.1534891">
            <text:p>12868018.1534891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office:value-type="string">
            <text:p>Note:</text:p>
          </table:table-cell>
          <table:table-cell table:style-name="ce2" office:value-type="string">
            <text:p>All these results are produced by Matlab</text:p>
          </table:table-cell>
          <table:table-cell/>
        </table:table-row>
        <table:table-row table:style-name="ro3" table:number-rows-repeated="1048544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Sheet2" table:style-name="ta2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3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8">08/18/2014</text:date>, <text:time>16:3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8T14:36:32</meta:creation-date>
    <dc:date>2014-08-18T16:32:40.85</dc:date>
    <meta:editing-cycles>3</meta:editing-cycles>
    <meta:editing-duration>PT13M13S</meta:editing-duration>
    <meta:generator>LibreOffice/3.4$Win32 LibreOffice_project/340m1$Build-402</meta:generator>
    <meta:document-statistic meta:table-count="3" meta:cell-count="62" meta:object-count="0"/>
  </office:meta>
</office:document-meta>
</file>